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7.218cm" style:rel-column-width="4092*"/>
    </style:style>
    <style:style style:name="Table1.B" style:family="table-column">
      <style:table-column-properties style:column-width="9.783cm" style:rel-column-width="5546*"/>
    </style:style>
    <style:style style:name="Table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.B1" style:family="table-cell">
      <style:table-cell-properties fo:padding="0.097cm" fo:border-left="none" fo:border-right="0.05pt solid #ffffff" fo:border-top="0.05pt solid #ffffff" fo:border-bottom="0.05pt solid #ffffff"/>
    </style:style>
    <style:style style:name="Table1.A2" style:family="table-cell">
      <style:table-cell-properties fo:padding="0.097cm" fo:border-left="0.05pt solid #ffffff" fo:border-right="none" fo:border-top="none" fo:border-bottom="0.05pt solid #ffffff"/>
    </style:style>
    <style:style style:name="Table1.B2" style:family="table-cell">
      <style:table-cell-properties fo:padding="0.097cm" fo:border-left="none" fo:border-right="0.05pt solid #ffffff" fo:border-top="none" fo:border-bottom="0.05pt solid #ffffff"/>
    </style:style>
    <style:style style:name="P1" style:family="paragraph" style:parent-style-name="HTML_20_Preformatted">
      <loext:graphic-properties draw:fill="solid" draw:fill-color="#ffffff"/>
      <style:paragraph-properties fo:background-color="#ffffff"/>
      <style:text-properties fo:color="#000000" fo:font-size="12pt" officeooo:paragraph-rsid="0004f4f8" style:font-size-asian="12pt" style:font-size-complex="12pt"/>
    </style:style>
    <style:style style:name="P2" style:family="paragraph" style:parent-style-name="Standard">
      <style:text-properties style:font-name="Courier 10 Pitch" officeooo:rsid="001cec0c" officeooo:paragraph-rsid="0004f4f8"/>
    </style:style>
    <style:style style:name="P3" style:family="paragraph" style:parent-style-name="Standard">
      <style:text-properties style:font-name="Courier 10 Pitch" officeooo:rsid="002eefdc" officeooo:paragraph-rsid="0004f4f8"/>
    </style:style>
    <style:style style:name="P4" style:family="paragraph" style:parent-style-name="Standard">
      <style:text-properties style:font-name="Courier 10 Pitch" officeooo:rsid="00228e15" officeooo:paragraph-rsid="0004f4f8"/>
    </style:style>
    <style:style style:name="P5" style:family="paragraph" style:parent-style-name="Standard">
      <style:text-properties style:font-name="Courier 10 Pitch" officeooo:rsid="003e5972" officeooo:paragraph-rsid="0004f4f8"/>
    </style:style>
    <style:style style:name="P6" style:family="paragraph" style:parent-style-name="Standard">
      <style:text-properties style:font-name="Courier 10 Pitch" officeooo:rsid="0040a682" officeooo:paragraph-rsid="0004f4f8"/>
    </style:style>
    <style:style style:name="P7" style:family="paragraph" style:parent-style-name="Standard">
      <style:text-properties style:font-name="Courier 10 Pitch" officeooo:rsid="004277f7" officeooo:paragraph-rsid="0004f4f8"/>
    </style:style>
    <style:style style:name="P8" style:family="paragraph" style:parent-style-name="Standard">
      <style:text-properties style:font-name="Courier 10 Pitch" officeooo:rsid="00435b7a" officeooo:paragraph-rsid="0004f4f8"/>
    </style:style>
    <style:style style:name="P9" style:family="paragraph" style:parent-style-name="Standard">
      <style:text-properties style:font-name="Courier New" fo:font-size="12pt" officeooo:paragraph-rsid="0004f4f8" style:font-size-asian="12pt" style:font-name-complex="Courier New1" style:font-size-complex="12pt"/>
    </style:style>
    <style:style style:name="P10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04f4f8"/>
    </style:style>
    <style:style style:name="P11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2pt" officeooo:paragraph-rsid="0004f4f8" style:font-name-asian="Times New Roman" style:font-size-asian="12pt" style:language-asian="en" style:country-asian="IN" style:font-name-complex="Courier New1" style:font-size-complex="12pt"/>
    </style:style>
    <style:style style:name="P1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2pt" officeooo:paragraph-rsid="001adf7e" style:font-name-asian="Times New Roman" style:font-size-asian="12pt" style:language-asian="en" style:country-asian="IN" style:font-name-complex="Courier New1" style:font-size-complex="12pt"/>
    </style:style>
    <style:style style:name="P1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2pt" officeooo:paragraph-rsid="001b3bbe" style:font-name-asian="Times New Roman" style:font-size-asian="12pt" style:language-asian="en" style:country-asian="IN" style:font-name-complex="Courier New1" style:font-size-complex="12pt"/>
    </style:style>
    <style:style style:name="P14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2pt" officeooo:paragraph-rsid="001adf7e" style:font-name-asian="Times New Roman" style:font-size-asian="12pt" style:language-asian="en" style:country-asian="IN" style:font-name-complex="Courier New1" style:font-size-complex="12pt"/>
    </style:style>
    <style:style style:name="P1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2pt" officeooo:rsid="004a1bd9" officeooo:paragraph-rsid="0004f4f8" style:font-name-asian="Times New Roman" style:font-size-asian="12pt" style:language-asian="en" style:country-asian="IN" style:font-name-complex="Courier New1" style:font-size-complex="12pt"/>
    </style:style>
    <style:style style:name="P16" style:family="paragraph" style:parent-style-name="Standard">
      <style:text-properties style:font-name="Courier New" fo:font-size="12pt" style:text-underline-style="solid" style:text-underline-width="auto" style:text-underline-color="font-color" fo:font-weight="bold" officeooo:paragraph-rsid="0004f4f8" style:font-size-asian="12pt" style:font-weight-asian="bold" style:font-name-complex="Courier New1" style:font-size-complex="12pt"/>
    </style:style>
    <style:style style:name="P17" style:family="paragraph" style:parent-style-name="Standard">
      <style:text-properties style:font-name="Courier New" fo:font-size="12pt" officeooo:rsid="003e5972" officeooo:paragraph-rsid="0004f4f8" style:font-size-asian="12pt" style:font-name-complex="Courier New1" style:font-size-complex="12pt"/>
    </style:style>
    <style:style style:name="P18" style:family="paragraph" style:parent-style-name="Standard">
      <style:text-properties style:font-name="Courier New" fo:font-size="12pt" officeooo:rsid="00228e15" officeooo:paragraph-rsid="0004f4f8" style:font-size-asian="12pt" style:font-name-complex="Courier New1" style:font-size-complex="12pt"/>
    </style:style>
    <style:style style:name="P19" style:family="paragraph" style:parent-style-name="Standard">
      <style:text-properties style:font-name="Courier New" fo:font-size="12pt" officeooo:paragraph-rsid="0004f4f8" style:font-size-asian="12pt" style:font-name-complex="Courier New1" style:font-size-complex="12pt"/>
    </style:style>
    <style:style style:name="P20" style:family="paragraph" style:parent-style-name="Standard">
      <style:text-properties style:font-name="Courier New" fo:font-size="12pt" officeooo:paragraph-rsid="0004f4f8" style:font-size-asian="12pt" style:font-size-complex="12pt"/>
    </style:style>
    <style:style style:name="P21" style:family="paragraph" style:parent-style-name="Standard">
      <style:text-properties style:font-name="Courier New" fo:font-size="12pt" style:text-underline-style="none" fo:font-weight="bold" officeooo:paragraph-rsid="0004f4f8" style:font-size-asian="12pt" style:font-weight-asian="bold" style:font-name-complex="Courier New1" style:font-size-complex="12pt"/>
    </style:style>
    <style:style style:name="P22" style:family="paragraph" style:parent-style-name="Standard">
      <style:text-properties style:font-name="Courier New" fo:font-size="12pt" officeooo:paragraph-rsid="001adf7e" style:font-name-asian="Times New Roman" style:font-size-asian="12pt" style:font-name-complex="Courier New1" style:font-size-complex="12pt"/>
    </style:style>
    <style:style style:name="P23" style:family="paragraph" style:parent-style-name="Standard">
      <style:paragraph-properties fo:text-align="end" style:justify-single-word="false"/>
      <style:text-properties style:font-name="Courier 10 Pitch" fo:font-weight="bold" officeooo:rsid="001f9a7a" officeooo:paragraph-rsid="0004f4f8" style:font-weight-asian="bold" style:font-weight-complex="bold"/>
    </style:style>
    <style:style style:name="P24" style:family="paragraph" style:parent-style-name="Standard">
      <style:text-properties style:font-name="Courier 10 Pitch" fo:font-weight="bold" officeooo:rsid="000f4e9a" officeooo:paragraph-rsid="0004f4f8" style:font-weight-asian="bold" style:font-weight-complex="bold"/>
    </style:style>
    <style:style style:name="P25" style:family="paragraph" style:parent-style-name="Standard">
      <style:text-properties style:font-name="Courier 10 Pitch" fo:font-weight="bold" officeooo:rsid="002d99c5" officeooo:paragraph-rsid="0004f4f8" style:font-weight-asian="bold" style:font-weight-complex="bold"/>
    </style:style>
    <style:style style:name="P26" style:family="paragraph" style:parent-style-name="Standard">
      <style:text-properties style:font-name="Courier 10 Pitch" fo:font-weight="bold" officeooo:rsid="00124487" officeooo:paragraph-rsid="0004f4f8" style:font-weight-asian="bold" style:font-weight-complex="bold"/>
    </style:style>
    <style:style style:name="P27" style:family="paragraph" style:parent-style-name="Standard">
      <style:text-properties style:font-name="Courier 10 Pitch" fo:font-weight="bold" officeooo:rsid="001cec0c" officeooo:paragraph-rsid="0004f4f8" style:font-weight-asian="bold" style:font-weight-complex="bold"/>
    </style:style>
    <style:style style:name="P28" style:family="paragraph" style:parent-style-name="Standard">
      <style:text-properties style:font-name="Courier 10 Pitch" fo:font-weight="bold" officeooo:rsid="003e5972" officeooo:paragraph-rsid="0004f4f8" style:font-weight-asian="bold" style:font-weight-complex="bold"/>
    </style:style>
    <style:style style:name="P29" style:family="paragraph" style:parent-style-name="Standard">
      <style:text-properties style:font-name="Courier 10 Pitch" fo:font-weight="bold" officeooo:rsid="002eefdc" officeooo:paragraph-rsid="0004f4f8" style:font-weight-asian="bold" style:font-weight-complex="bold"/>
    </style:style>
    <style:style style:name="P30" style:family="paragraph" style:parent-style-name="Standard">
      <style:text-properties style:font-name="Courier 10 Pitch" fo:font-weight="bold" officeooo:rsid="00228e15" officeooo:paragraph-rsid="0004f4f8" style:font-weight-asian="bold" style:font-weight-complex="bold"/>
    </style:style>
    <style:style style:name="P31" style:family="paragraph" style:parent-style-name="Standard">
      <style:text-properties style:font-name="Courier 10 Pitch" officeooo:rsid="003e5972" officeooo:paragraph-rsid="0004f4f8"/>
    </style:style>
    <style:style style:name="P32" style:family="paragraph" style:parent-style-name="Standard">
      <style:text-properties style:font-name="Courier 10 Pitch" officeooo:rsid="004277f7" officeooo:paragraph-rsid="0004f4f8"/>
    </style:style>
    <style:style style:name="P33" style:family="paragraph" style:parent-style-name="Standard">
      <style:text-properties style:font-name="Courier 10 Pitch" officeooo:rsid="001cec0c" officeooo:paragraph-rsid="0004f4f8"/>
    </style:style>
    <style:style style:name="P34" style:family="paragraph" style:parent-style-name="Standard">
      <style:text-properties style:font-name="Courier 10 Pitch" officeooo:rsid="00435b7a" officeooo:paragraph-rsid="0004f4f8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style:font-name="Courier 10 Pitch" officeooo:rsid="003e5972" officeooo:paragraph-rsid="0004f4f8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style:font-name="Courier 10 Pitch" officeooo:rsid="00228e15" officeooo:paragraph-rsid="0004f4f8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style:font-name="Courier 10 Pitch" officeooo:rsid="003fa9d9" officeooo:paragraph-rsid="0004f4f8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style:font-name="Courier 10 Pitch" officeooo:rsid="004277f7" officeooo:paragraph-rsid="0004f4f8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style:font-name="Courier 10 Pitch" officeooo:rsid="004277f7" officeooo:paragraph-rsid="0074b5e2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style:font-name="Courier 10 Pitch" officeooo:rsid="004277f7" officeooo:paragraph-rsid="0075d632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style:font-name="Courier 10 Pitch" officeooo:rsid="004277f7" officeooo:paragraph-rsid="0077d5c4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style:font-name="Courier 10 Pitch" officeooo:rsid="004277f7" officeooo:paragraph-rsid="00799b0d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style:font-name="Courier 10 Pitch" officeooo:rsid="004277f7" officeooo:paragraph-rsid="007a1fe9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style:font-name="Courier 10 Pitch" officeooo:rsid="004277f7" officeooo:paragraph-rsid="007abbff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style:font-name="Courier 10 Pitch" officeooo:rsid="00435b7a" officeooo:paragraph-rsid="0004f4f8"/>
    </style:style>
    <style:style style:name="P46" style:family="paragraph" style:parent-style-name="Standard">
      <style:paragraph-properties fo:margin-left="1.251cm" fo:margin-right="0cm" fo:text-indent="0cm" style:auto-text-indent="false"/>
      <style:text-properties style:font-name="Courier 10 Pitch" officeooo:rsid="00435b7a" officeooo:paragraph-rsid="005ff810"/>
    </style:style>
    <style:style style:name="P47" style:family="paragraph" style:parent-style-name="Standard">
      <style:paragraph-properties fo:margin-left="1.251cm" fo:margin-right="0cm" fo:text-indent="0cm" style:auto-text-indent="false"/>
      <style:text-properties style:font-name="Courier 10 Pitch" officeooo:rsid="00435b7a" officeooo:paragraph-rsid="00633057"/>
    </style:style>
    <style:style style:name="P48" style:family="paragraph" style:parent-style-name="Standard">
      <style:paragraph-properties fo:margin-left="1.251cm" fo:margin-right="0cm" fo:text-indent="0cm" style:auto-text-indent="false"/>
      <style:text-properties style:font-name="Courier 10 Pitch" officeooo:rsid="00435b7a" officeooo:paragraph-rsid="0064182e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style:font-name="Courier 10 Pitch" officeooo:rsid="00435b7a" officeooo:paragraph-rsid="00642b3a"/>
    </style:style>
    <style:style style:name="P50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2pt" officeooo:paragraph-rsid="001adf7e" style:font-name-asian="Times New Roman" style:font-size-asian="12pt" style:language-asian="en" style:country-asian="IN" style:font-name-complex="Courier New1" style:font-size-complex="12pt"/>
    </style:style>
    <style:style style:name="P51" style:family="paragraph" style:parent-style-name="HTML_20_Preformatted">
      <loext:graphic-properties draw:fill="solid" draw:fill-color="#ffffff"/>
      <style:paragraph-properties fo:background-color="#ffffff"/>
      <style:text-properties fo:color="#000000" fo:font-size="12pt" style:text-underline-style="none" fo:font-weight="bold" officeooo:paragraph-rsid="0004f4f8" style:font-size-asian="12pt" style:font-weight-asian="bold" style:font-size-complex="12pt"/>
    </style:style>
    <style:style style:name="P52" style:family="paragraph" style:parent-style-name="HTML_20_Preformatted">
      <loext:graphic-properties draw:fill="solid" draw:fill-color="#ffffff"/>
      <style:paragraph-properties fo:background-color="#ffffff"/>
      <style:text-properties fo:color="#000000" fo:font-size="12pt" officeooo:paragraph-rsid="0004f4f8" style:font-size-asian="12pt" style:font-size-complex="12pt"/>
    </style:style>
    <style:style style:name="P53" style:family="paragraph" style:parent-style-name="HTML_20_Preformatted">
      <loext:graphic-properties draw:fill="solid" draw:fill-color="#ffffff"/>
      <style:paragraph-properties fo:background-color="#ffffff"/>
      <style:text-properties fo:color="#000000" fo:font-size="12pt" officeooo:rsid="0068e6d1" officeooo:paragraph-rsid="0004f4f8" style:font-size-asian="12pt" style:font-size-complex="12pt"/>
    </style:style>
    <style:style style:name="P54" style:family="paragraph" style:parent-style-name="HTML_20_Preformatted">
      <loext:graphic-properties draw:fill="solid" draw:fill-color="#ffffff"/>
      <style:paragraph-properties fo:background-color="#ffffff"/>
      <style:text-properties style:font-name="Courier New" fo:font-size="12pt" officeooo:paragraph-rsid="0004f4f8" style:font-size-asian="12pt" style:font-name-complex="Courier New1" style:font-size-complex="12pt"/>
    </style:style>
    <style:style style:name="T1" style:family="text">
      <style:text-properties officeooo:rsid="0020bfa1"/>
    </style:style>
    <style:style style:name="T2" style:family="text">
      <style:text-properties officeooo:rsid="002f8ec0"/>
    </style:style>
    <style:style style:name="T3" style:family="text">
      <style:text-properties officeooo:rsid="00306d2d"/>
    </style:style>
    <style:style style:name="T4" style:family="text">
      <style:text-properties fo:color="#000000" style:font-name="Courier New" fo:font-size="12pt" style:font-name-asian="Times New Roman" style:font-size-asian="12pt" style:language-asian="en" style:country-asian="IN" style:font-name-complex="Courier New1" style:font-size-complex="12pt"/>
    </style:style>
    <style:style style:name="T5" style:family="text">
      <style:text-properties fo:color="#000000" style:font-name="Courier New" fo:font-size="12pt" officeooo:rsid="004a1bd9" style:font-name-asian="Times New Roman" style:font-size-asian="12pt" style:language-asian="en" style:country-asian="IN" style:font-name-complex="Courier New1" style:font-size-complex="12pt"/>
    </style:style>
    <style:style style:name="T6" style:family="text">
      <style:text-properties officeooo:rsid="0031836b"/>
    </style:style>
    <style:style style:name="T7" style:family="text">
      <style:text-properties officeooo:rsid="0031dc12"/>
    </style:style>
    <style:style style:name="T8" style:family="text">
      <style:text-properties officeooo:rsid="00332bd3"/>
    </style:style>
    <style:style style:name="T9" style:family="text">
      <style:text-properties officeooo:rsid="00339caa"/>
    </style:style>
    <style:style style:name="T10" style:family="text">
      <style:text-properties officeooo:rsid="004a1bd9"/>
    </style:style>
    <style:style style:name="T11" style:family="text">
      <style:text-properties officeooo:rsid="00367aa6"/>
    </style:style>
    <style:style style:name="T12" style:family="text">
      <style:text-properties officeooo:rsid="003c5e6b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3e186" style:font-weight-asian="bold" style:font-weight-complex="bold"/>
    </style:style>
    <style:style style:name="T15" style:family="text">
      <style:text-properties fo:font-weight="bold" officeooo:rsid="00332bd3" style:font-weight-asian="bold" style:font-weight-complex="bold"/>
    </style:style>
    <style:style style:name="T16" style:family="text">
      <style:text-properties officeooo:rsid="0053fe20"/>
    </style:style>
    <style:style style:name="T17" style:family="text">
      <style:text-properties officeooo:rsid="00642b3a"/>
    </style:style>
    <style:style style:name="T18" style:family="text">
      <style:text-properties style:font-name-complex="Courier New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Date - <text:s text:c="7"/></text:p>
      <text:p text:style-name="P24"/>
      <text:p text:style-name="P24">Experiment – <text:span text:style-name="T1">2</text:span></text:p>
      <text:p text:style-name="P25">Remote Method Invocation <text:span text:style-name="T2">(RMI)</text:span></text:p>
      <text:p text:style-name="P2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Program – 1</text:p>
      <text:p text:style-name="P2"/>
      <text:p text:style-name="P3"><text:span text:style-name="T13">AIM</text:span> :</text:p>
      <text:p text:style-name="P3"><text:tab/><text:span text:style-name="T3">To write a Java program to impleent Client Server communication using RPC.</text:span></text:p>
      <text:p text:style-name="P4"/>
      <text:p text:style-name="P4"><text:span text:style-name="T13">PROGRAM</text:span> :</text:p>
      <text:p text:style-name="P4"/>
      <text:p text:style-name="P28">Client.java:</text:p>
      <text:p text:style-name="P5"/>
      <text:p text:style-name="P35">import java.io.*;</text:p>
      <text:p text:style-name="P35">import java.net.*;</text:p>
      <text:p text:style-name="P35"/>
      <text:p text:style-name="P35">class client1 {</text:p>
      <text:p text:style-name="P35"><text:s text:c="2"/>public static void main(String[] args) throws Exception {</text:p>
      <text:p text:style-name="P35"><text:s text:c="4"/>Socket sock = new Socket("127.0.0.1", 3000);</text:p>
      <text:p text:style-name="P35"><text:s text:c="4"/>BufferedReader keyRead = new BufferedReader(new <text:tab/><text:tab/><text:tab/><text:tab/><text:tab/><text:tab/><text:tab/><text:tab/>InputStreamReader(System.in));</text:p>
      <text:p text:style-name="P35"><text:s text:c="4"/>OutputStream ostream = sock.getOutputStream();</text:p>
      <text:p text:style-name="P35"><text:s text:c="4"/>PrintWriter pwrite = new PrintWriter(ostream, true);</text:p>
      <text:p text:style-name="P35"><text:s text:c="4"/>InputStream istream = sock.getInputStream();</text:p>
      <text:p text:style-name="P35"><text:s text:c="4"/>BufferedReader receiveRead = new BufferedReader(new <text:tab/><text:tab/><text:tab/><text:tab/><text:tab/><text:tab/><text:tab/>InputStreamReader(istream));</text:p>
      <text:p text:style-name="P35"><text:s text:c="4"/>System.out.println("Client ready, type and press Enter <text:tab/><text:tab/><text:tab/><text:tab/><text:tab/><text:tab/>key");</text:p>
      <text:p text:style-name="P35"><text:s text:c="4"/>String receiveMessage, sendMessage, temp;</text:p>
      <text:p text:style-name="P35"><text:s text:c="4"/>while (true) {</text:p>
      <text:p text:style-name="P35"><text:s text:c="6"/>System.out.println("\nEnter operation to <text:tab/><text:tab/><text:tab/><text:tab/><text:tab/><text:tab/><text:tab/><text:tab/><text:tab/>perform(add,sub,mul,div)....");</text:p>
      <text:p text:style-name="P35"><text:s text:c="6"/>temp = keyRead.readLine();</text:p>
      <text:p text:style-name="P35"><text:s text:c="6"/>sendMessage = temp.toLowerCase();</text:p>
      <text:p text:style-name="P35"><text:s text:c="6"/>pwrite.println(sendMessage);</text:p>
      <text:p text:style-name="P35"><text:s text:c="6"/>System.out.println("Enter first parameter :");</text:p>
      <text:p text:style-name="P35"><text:s text:c="6"/>sendMessage = keyRead.readLine();</text:p>
      <text:p text:style-name="P35"><text:s text:c="6"/>pwrite.println(sendMessage);</text:p>
      <text:p text:style-name="P35"><text:s text:c="6"/>System.out.println("Enter second parameter : ");</text:p>
      <text:p text:style-name="P35"><text:s text:c="6"/>sendMessage = keyRead.readLine();</text:p>
      <text:p text:style-name="P35"><text:s text:c="6"/>pwrite.println(sendMessage);</text:p>
      <text:p text:style-name="P35"><text:s text:c="6"/>System.out.flush();</text:p>
      <text:p text:style-name="P35"><text:s text:c="6"/>if ((receiveMessage = receiveRead.readLine()) != null)</text:p>
      <text:p text:style-name="P35"><text:s text:c="8"/>System.out.println(receiveMessage);</text:p>
      <text:p text:style-name="P35"><text:s text:c="4"/>}</text:p>
      <text:p text:style-name="P35"><text:s text:c="2"/>}</text:p>
      <text:p text:style-name="P35">}</text:p>
      <text:p text:style-name="P4"/>
      <text:p text:style-name="P5"><text:span text:style-name="T13">Server.java:</text:span></text:p>
      <text:p text:style-name="P5"/>
      <text:p text:style-name="P35">import java.io.*;</text:p>
      <text:p text:style-name="P35">import java.net.*;</text:p>
      <text:p text:style-name="P35"/>
      <text:p text:style-name="P35"><text:soft-page-break/>class server1 {</text:p>
      <text:p text:style-name="P35"><text:s text:c="4"/>public static void main(String[] args) throws Exception {</text:p>
      <text:p text:style-name="P35"><text:s text:c="8"/>ServerSocket sersock = new ServerSocket(3000);</text:p>
      <text:p text:style-name="P35"><text:s text:c="8"/>System.out.println("Server ready");</text:p>
      <text:p text:style-name="P35"><text:s text:c="8"/>Socket sock = sersock.accept();</text:p>
      <text:p text:style-name="P35"><text:s text:c="8"/>BufferedReader keyRead = new BufferedReader(new <text:tab/><text:tab/><text:tab/><text:tab/><text:tab/><text:tab/>InputStreamReader(System.in));</text:p>
      <text:p text:style-name="P35"><text:s text:c="8"/>OutputStream ostream = sock.getOutputStream();</text:p>
      <text:p text:style-name="P35"><text:s text:c="8"/>PrintWriter pwrite = new PrintWriter(ostream, true);</text:p>
      <text:p text:style-name="P35"><text:s text:c="8"/>InputStream istream = sock.getInputStream();</text:p>
      <text:p text:style-name="P35"><text:s text:c="8"/>BufferedReader receiveRead = new BufferedReader(new <text:tab/><text:tab/><text:tab/><text:tab/><text:tab/>InputStreamReader(istream));</text:p>
      <text:p text:style-name="P35"><text:s text:c="8"/>String receiveMessage, sendMessage, fun;</text:p>
      <text:p text:style-name="P35"><text:s text:c="8"/>int a, b, c;</text:p>
      <text:p text:style-name="P35"><text:s text:c="8"/>while (true) {</text:p>
      <text:p text:style-name="P35"><text:s text:c="12"/>fun = receiveRead.readLine();</text:p>
      <text:p text:style-name="P35"><text:s text:c="12"/>if (fun != null)</text:p>
      <text:p text:style-name="P35"><text:s text:c="16"/>System.out.println("Operation : " + fun);</text:p>
      <text:p text:style-name="P35"><text:s text:c="12"/>a = Integer.parseInt(receiveRead.readLine());</text:p>
      <text:p text:style-name="P35"><text:s text:c="12"/>System.out.println("Parameter 1 : " + a);</text:p>
      <text:p text:style-name="P35"><text:s text:c="12"/>b = Integer.parseInt(receiveRead.readLine());</text:p>
      <text:p text:style-name="P35"><text:s text:c="12"/>if (fun.compareTo("add") == 0) {</text:p>
      <text:p text:style-name="P35"><text:s text:c="16"/>c = a + b;</text:p>
      <text:p text:style-name="P35"><text:s text:c="16"/>System.out.println("Addition = " + c);</text:p>
      <text:p text:style-name="P35"><text:s text:c="16"/>pwrite.println("Addition = " + c);</text:p>
      <text:p text:style-name="P35"><text:s text:c="12"/>}</text:p>
      <text:p text:style-name="P35"><text:s text:c="12"/>if (fun.compareTo("sub") == 0) {</text:p>
      <text:p text:style-name="P35"><text:s text:c="16"/>c = a - b;</text:p>
      <text:p text:style-name="P35"><text:s text:c="16"/>System.out.println("Substraction = " + c);</text:p>
      <text:p text:style-name="P35"><text:s text:c="16"/>pwrite.println("Substraction = " + c);</text:p>
      <text:p text:style-name="P35"><text:s text:c="12"/>}</text:p>
      <text:p text:style-name="P35"><text:s text:c="12"/>if (fun.compareTo("mul") == 0) {</text:p>
      <text:p text:style-name="P35"><text:s text:c="16"/>c = a * b;</text:p>
      <text:p text:style-name="P35"><text:s text:c="16"/>System.out.println("Multiplication = " + c);</text:p>
      <text:p text:style-name="P35"><text:s text:c="16"/>pwrite.println("Multiplication = " + c);</text:p>
      <text:p text:style-name="P35"><text:s text:c="12"/>}</text:p>
      <text:p text:style-name="P35"><text:s text:c="12"/>if (fun.compareTo("div") == 0) {</text:p>
      <text:p text:style-name="P35"><text:s text:c="16"/>c = a / b;</text:p>
      <text:p text:style-name="P35"><text:s text:c="16"/>System.out.println("Division = " + c);</text:p>
      <text:p text:style-name="P35"><text:s text:c="16"/>pwrite.println("Division = " + c);</text:p>
      <text:p text:style-name="P35"><text:s text:c="12"/>}</text:p>
      <text:p text:style-name="P35"><text:s text:c="12"/>System.out.flush();</text:p>
      <text:p text:style-name="P35"><text:s text:c="8"/>}</text:p>
      <text:p text:style-name="P35"><text:s text:c="4"/>}</text:p>
      <text:p text:style-name="P35">}</text:p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>OUTPUT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Server</text:p>
          </table:table-cell>
          <table:table-cell table:style-name="Table1.B1" office:value-type="string">
            <text:p text:style-name="P50">Client</text:p>
          </table:table-cell>
        </table:table-row>
        <table:table-row>
          <table:table-cell table:style-name="Table1.A2" office:value-type="string">
            <text:p text:style-name="P12">welcome</text:p>
          </table:table-cell>
          <table:table-cell table:style-name="Table1.B2" office:value-type="string">
            <text:p text:style-name="P13">Client ready, type and press Enter key and EXIT to exit</text:p>
            <text:p text:style-name="P12"/>
            <text:p text:style-name="P12">welcome</text:p>
            <text:p text:style-name="P12">EXIT</text:p>
            <text:p text:style-name="P2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3"/>
      <text:p text:style-name="P54"/>
      <text:p text:style-name="P21">RESULT</text:p>
      <text:p text:style-name="P17"><text:tab/> Thus, the program is executed and output is obtained.</text:p>
      <text:p text:style-name="P17"/>
      <text:p text:style-name="P17"/>
      <text:p text:style-name="P27"/>
      <text:p text:style-name="P27"><text:soft-page-break/>Program – <text:span text:style-name="T6">2</text:span></text:p>
      <text:p text:style-name="P27"/>
      <text:p text:style-name="P29">AIM :</text:p>
      <text:p text:style-name="P3"><text:tab/><text:span text:style-name="T7">To implement Remote command execution using RMI.</text:span></text:p>
      <text:p text:style-name="P3"/>
      <text:p text:style-name="P30">PROGRAM :</text:p>
      <text:p text:style-name="P30"/>
      <text:p text:style-name="P28">Client.java:</text:p>
      <text:p text:style-name="P30"/>
      <text:p text:style-name="P35">import java.io.*;</text:p>
      <text:p text:style-name="P35">import java.rmi.*;</text:p>
      <text:p text:style-name="P35"/>
      <text:p text:style-name="P35">public class client2 {</text:p>
      <text:p text:style-name="P35"><text:s text:c="4"/>public static void main(String args[]) throws Exception {</text:p>
      <text:p text:style-name="P35"><text:s text:c="8"/>try {</text:p>
      <text:p text:style-name="P35"><text:s text:c="12"/>String s = "rmi://" + args[0] + "/abc";</text:p>
      <text:p text:style-name="P35"/>
      <text:p text:style-name="P35"><text:s text:c="12"/>serverint f = (serverint) Naming.lookup(s);</text:p>
      <text:p text:style-name="P35"/>
      <text:p text:style-name="P35"><text:s text:c="12"/>DataInputStream m = new <text:tab/><text:tab/><text:tab/><text:tab/><text:tab/><text:tab/><text:tab/><text:tab/><text:tab/>DataInputStream(System.in);</text:p>
      <text:p text:style-name="P35"/>
      <text:p text:style-name="P35"><text:s text:c="12"/>int n1 = Integer.parseInt(m.readLine());</text:p>
      <text:p text:style-name="P35"><text:s text:c="12"/>int n2 = Integer.parseInt(m.readLine());</text:p>
      <text:p text:style-name="P35"/>
      <text:p text:style-name="P35"><text:s text:c="12"/>System.out.println("the addition is : " + <text:tab/><text:tab/><text:tab/><text:tab/><text:tab/><text:tab/>f.add(n1, n2));</text:p>
      <text:p text:style-name="P35"><text:s text:c="8"/>} catch (Exception e) {</text:p>
      <text:p text:style-name="P35"><text:s text:c="12"/>System.out.println(e);</text:p>
      <text:p text:style-name="P35"><text:s text:c="8"/>}</text:p>
      <text:p text:style-name="P35"><text:s text:c="4"/>}</text:p>
      <text:p text:style-name="P35">}</text:p>
      <text:p text:style-name="P36"/>
      <text:p text:style-name="P5"><text:span text:style-name="T13">Server.java</text:span>:</text:p>
      <text:p text:style-name="P5"/>
      <text:p text:style-name="P35">import java.net.*;</text:p>
      <text:p text:style-name="P35">import java.rmi.*;</text:p>
      <text:p text:style-name="P35"/>
      <text:p text:style-name="P35">public class serverf</text:p>
      <text:p text:style-name="P35">{</text:p>
      <text:p text:style-name="P35"><text:s text:c="4"/>public static void main(String args[])</text:p>
      <text:p text:style-name="P35"><text:s text:c="4"/>{</text:p>
      <text:p text:style-name="P35"><text:s text:c="8"/>try</text:p>
      <text:p text:style-name="P35"><text:s text:c="8"/>{</text:p>
      <text:p text:style-name="P35"><text:s text:c="12"/>serverimpl m = new serverimpl();</text:p>
      <text:p text:style-name="P35"><text:s text:c="12"/>Naming.rebind("abc", m);</text:p>
      <text:p text:style-name="P35"><text:s text:c="8"/>}</text:p>
      <text:p text:style-name="P35"><text:s text:c="8"/>catch (Exception e)</text:p>
      <text:p text:style-name="P35"><text:s text:c="8"/>{</text:p>
      <text:p text:style-name="P35"><text:s text:c="12"/>System.out.println("Exception" + e);</text:p>
      <text:p text:style-name="P35"><text:soft-page-break/><text:s text:c="8"/>}</text:p>
      <text:p text:style-name="P35"><text:s text:c="4"/>}</text:p>
      <text:p text:style-name="P35">}</text:p>
      <text:p text:style-name="P4"/>
      <text:p text:style-name="P5"><text:span text:style-name="T13">Implementation.java</text:span>:</text:p>
      <text:p text:style-name="P5"/>
      <text:p text:style-name="P35">import java.rmi.*;</text:p>
      <text:p text:style-name="P35">import java.rmi.server.*;</text:p>
      <text:p text:style-name="P35"/>
      <text:p text:style-name="P35">public class serverimpl extends UnicastRemoteObject implements serverint</text:p>
      <text:p text:style-name="P35">{</text:p>
      <text:p text:style-name="P35"><text:s text:c="4"/>public serverimpl()throws Exception</text:p>
      <text:p text:style-name="P35"><text:s text:c="4"/>{</text:p>
      <text:p text:style-name="P35"/>
      <text:p text:style-name="P35"><text:s text:c="4"/>}</text:p>
      <text:p text:style-name="P35"/>
      <text:p text:style-name="P35"><text:s text:c="4"/>public int fact(int n)</text:p>
      <text:p text:style-name="P35"><text:s text:c="4"/>{</text:p>
      <text:p text:style-name="P35"><text:s text:c="8"/>int i,c=1;</text:p>
      <text:p text:style-name="P35"><text:s text:c="8"/>for(i=1;i&lt;=n;i++)</text:p>
      <text:p text:style-name="P35"><text:s text:c="12"/>c=i*c;</text:p>
      <text:p text:style-name="P35"><text:s text:c="8"/>return c;</text:p>
      <text:p text:style-name="P35"><text:s text:c="4"/>}</text:p>
      <text:p text:style-name="P35"/>
      <text:p text:style-name="P35"><text:s text:c="4"/>public int add(int a,int b)</text:p>
      <text:p text:style-name="P35"><text:s text:c="4"/>{</text:p>
      <text:p text:style-name="P35"><text:s text:c="8"/>return (a+b); <text:s text:c="4"/></text:p>
      <text:p text:style-name="P35"><text:s text:c="4"/>}</text:p>
      <text:p text:style-name="P35">}</text:p>
      <text:p text:style-name="P5"/>
      <text:p text:style-name="P5"><text:span text:style-name="T13">Interface.java</text:span>:</text:p>
      <text:p text:style-name="P5"/>
      <text:p text:style-name="P35">import java.rmi.*;</text:p>
      <text:p text:style-name="P35"/>
      <text:p text:style-name="P35">public interface serverint extends Remote {</text:p>
      <text:p text:style-name="P35"><text:s text:c="4"/>int fact(int n) throws Exception;</text:p>
      <text:p text:style-name="P35"><text:s text:c="4"/>int add(int a, int b) throws Exception;</text:p>
      <text:p text:style-name="P35">}</text:p>
      <text:p text:style-name="P36"/>
      <text:p text:style-name="P5"><text:span text:style-name="T13">OUTPUT</text:span>:</text:p>
      <text:p text:style-name="P11"/>
      <text:p text:style-name="P11">Server :</text:p>
      <text:p text:style-name="P11"><text:tab/>The google-chrome has been executed</text:p>
      <text:p text:style-name="P11"/>
      <text:p text:style-name="P11">Client :</text:p>
      <text:p text:style-name="P11"><text:tab/>google-chrome</text:p>
      <text:p text:style-name="P1"/>
      <text:p text:style-name="P1"/>
      <text:p text:style-name="P21">RESULT</text:p>
      <text:p text:style-name="P18"><text:tab/> Thus, the program is executed and output is obtained.</text:p>
      <text:p text:style-name="P2"><text:soft-page-break/><text:span text:style-name="T13">Program – </text:span><text:span text:style-name="T15">3</text:span></text:p>
      <text:p text:style-name="P27"/>
      <text:p text:style-name="P29">AIM :</text:p>
      <text:p text:style-name="P3"><text:tab/><text:span text:style-name="T9">To create RMI to calculate factorial of given number.</text:span></text:p>
      <text:p text:style-name="P3"/>
      <text:p text:style-name="P30">PROGRAM :</text:p>
      <text:p text:style-name="P30"/>
      <text:p text:style-name="P5"><text:span text:style-name="T13">Client.java</text:span>:</text:p>
      <text:p text:style-name="P4"/>
      <text:p text:style-name="P35">import java.io.*;</text:p>
      <text:p text:style-name="P35">import java.rmi.*;</text:p>
      <text:p text:style-name="P35"/>
      <text:p text:style-name="P35">public class client2 {</text:p>
      <text:p text:style-name="P35"><text:s text:c="4"/>public static void main(String args[]) throws Exception {</text:p>
      <text:p text:style-name="P35"><text:s text:c="8"/>try {</text:p>
      <text:p text:style-name="P35"><text:s text:c="12"/>String s = "rmi://" + args[0] + "/abc";</text:p>
      <text:p text:style-name="P35"><text:s text:c="12"/>serverint f = (serverint) Naming.lookup(s);</text:p>
      <text:p text:style-name="P35"><text:s text:c="12"/>DataInputStream m = new <text:tab/><text:tab/><text:tab/><text:tab/><text:tab/><text:tab/><text:tab/><text:tab/><text:tab/><text:tab/><text:tab/>DataInputStream(System.in);</text:p>
      <text:p text:style-name="P35"/>
      <text:p text:style-name="P35"><text:s text:c="12"/>System.out.print("Enter the number of factorial <text:tab/><text:tab/><text:tab/><text:tab/><text:tab/><text:tab/><text:tab/><text:tab/>to be found : ");</text:p>
      <text:p text:style-name="P35"><text:s text:c="12"/>int n1 = Integer.parseInt(m.readLine());</text:p>
      <text:p text:style-name="P35"/>
      <text:p text:style-name="P35"><text:s text:c="12"/>System.out.println("the factorial of "+n1+" is" + <text:tab/><text:tab/><text:tab/><text:tab/><text:tab/><text:tab/><text:tab/><text:tab/><text:tab/><text:tab/>f.fact(n1));</text:p>
      <text:p text:style-name="P35"><text:s text:c="8"/>} catch (Exception e) {</text:p>
      <text:p text:style-name="P35"><text:s text:c="12"/>System.out.println(e);</text:p>
      <text:p text:style-name="P35"><text:s text:c="8"/>}</text:p>
      <text:p text:style-name="P35"><text:s text:c="4"/>}</text:p>
      <text:p text:style-name="P35">}</text:p>
      <text:p text:style-name="P5"/>
      <text:p text:style-name="P5"><text:span text:style-name="T13">Server.java</text:span>:</text:p>
      <text:p text:style-name="P5"/>
      <text:p text:style-name="P35">import java.net.*;</text:p>
      <text:p text:style-name="P35">import java.rmi.*;</text:p>
      <text:p text:style-name="P35"/>
      <text:p text:style-name="P35">public class serverf</text:p>
      <text:p text:style-name="P35"/>
      <text:p text:style-name="P35">{</text:p>
      <text:p text:style-name="P35"><text:s text:c="4"/>public static void main(String args[])</text:p>
      <text:p text:style-name="P35"><text:s text:c="4"/>{</text:p>
      <text:p text:style-name="P35"><text:s text:c="8"/>try</text:p>
      <text:p text:style-name="P35"><text:s text:c="8"/>{</text:p>
      <text:p text:style-name="P35"><text:s text:c="12"/>serverimpl m = new serverimpl();</text:p>
      <text:p text:style-name="P35"><text:s text:c="12"/>Naming.rebind("abc", m);</text:p>
      <text:p text:style-name="P35"><text:s text:c="8"/>}</text:p>
      <text:p text:style-name="P35"><text:s text:c="8"/>catch (Exception e)</text:p>
      <text:p text:style-name="P35"><text:s text:c="8"/>{</text:p>
      <text:p text:style-name="P35"><text:s text:c="12"/>System.out.println("Exception" + e);</text:p>
      <text:p text:style-name="P35"><text:soft-page-break/><text:s text:c="8"/>}</text:p>
      <text:p text:style-name="P35"><text:s text:c="4"/>}</text:p>
      <text:p text:style-name="P35">}</text:p>
      <text:p text:style-name="P35"/>
      <text:p text:style-name="P5"><text:span text:style-name="T13">Implementation.java</text:span>:</text:p>
      <text:p text:style-name="P5"/>
      <text:p text:style-name="P35">import java.rmi.*;</text:p>
      <text:p text:style-name="P35">import java.rmi.server.*;</text:p>
      <text:p text:style-name="P35"/>
      <text:p text:style-name="P35">public class serverimpl extends UnicastRemoteObject implements serverint</text:p>
      <text:p text:style-name="P35">{</text:p>
      <text:p text:style-name="P35"><text:s text:c="4"/>public serverimpl()throws Exception</text:p>
      <text:p text:style-name="P35"><text:s text:c="4"/>{</text:p>
      <text:p text:style-name="P35"/>
      <text:p text:style-name="P35"><text:s text:c="4"/>}</text:p>
      <text:p text:style-name="P35"/>
      <text:p text:style-name="P35"><text:s text:c="4"/>public int fact(int n)</text:p>
      <text:p text:style-name="P35"><text:s text:c="4"/>{</text:p>
      <text:p text:style-name="P35"><text:s text:c="8"/>int i,c=1;</text:p>
      <text:p text:style-name="P35"><text:s text:c="8"/>for(i=1;i&lt;=n;i++)</text:p>
      <text:p text:style-name="P35"><text:s text:c="12"/>c=i*c;</text:p>
      <text:p text:style-name="P35"><text:s text:c="8"/>return c;</text:p>
      <text:p text:style-name="P35"><text:s text:c="4"/>}</text:p>
      <text:p text:style-name="P35"/>
      <text:p text:style-name="P35"><text:s text:c="4"/>public int add(int a,int b)</text:p>
      <text:p text:style-name="P35"><text:s text:c="4"/>{</text:p>
      <text:p text:style-name="P35"><text:s text:c="8"/>return (a+b); <text:s text:c="4"/></text:p>
      <text:p text:style-name="P35"><text:s text:c="4"/>}</text:p>
      <text:p text:style-name="P35">}</text:p>
      <text:p text:style-name="P35"/>
      <text:p text:style-name="P5"><text:span text:style-name="T13">Interface.java</text:span>:</text:p>
      <text:p text:style-name="P5"/>
      <text:p text:style-name="P37">import java.rmi.*;</text:p>
      <text:p text:style-name="P37"/>
      <text:p text:style-name="P37">public interface serverint extends Remote {</text:p>
      <text:p text:style-name="P37"><text:s text:c="4"/>int fact(int n) throws Exception;</text:p>
      <text:p text:style-name="P37"/>
      <text:p text:style-name="P37"><text:s text:c="4"/>int add(int a, int b) throws Exception;</text:p>
      <text:p text:style-name="P37">}</text:p>
      <text:p text:style-name="P36"/>
      <text:p text:style-name="P6"/>
      <text:p text:style-name="P51">OUTPUT</text:p>
      <text:p text:style-name="P15"><text:tab/>5</text:p>
      <text:p text:style-name="P10"><text:span text:style-name="T4"><text:tab/>The factorial is </text:span><text:span text:style-name="T5">1</text:span><text:span text:style-name="T4">20</text:span></text:p>
      <text:p text:style-name="P9"/>
      <text:p text:style-name="P9"/>
      <text:p text:style-name="P9"/>
      <text:p text:style-name="P9"/>
      <text:p text:style-name="P21">RESULT</text:p>
      <text:p text:style-name="P9"><text:tab/> Thus, the program is executed and output is obtained.</text:p>
      <text:p text:style-name="P2"><text:soft-page-break/><text:span text:style-name="T13">Program – </text:span><text:span text:style-name="T14">4</text:span></text:p>
      <text:p text:style-name="P2"/>
      <text:p text:style-name="P3"><text:span text:style-name="T13">AIM</text:span> :</text:p>
      <text:p text:style-name="P3"><text:tab/><text:span text:style-name="T9">To create RMI to perform arithmetic operations using RMI.</text:span></text:p>
      <text:p text:style-name="P3"/>
      <text:p text:style-name="P4"><text:span text:style-name="T13">PROGRAM</text:span> :</text:p>
      <text:p text:style-name="P4"/>
      <text:p text:style-name="P7"><text:span text:style-name="T13">Client.java</text:span>:</text:p>
      <text:p text:style-name="P7"/>
      <text:p text:style-name="P38">import java.rmi.Naming;</text:p>
      <text:p text:style-name="P38">import java.rmi.RemoteException;</text:p>
      <text:p text:style-name="P38">import java.net.MalformedURLException;</text:p>
      <text:p text:style-name="P38">import java.rmi.NotBoundException;</text:p>
      <text:p text:style-name="P38"/>
      <text:p text:style-name="P38">public class clientC {</text:p>
      <text:p text:style-name="P38"/>
      <text:p text:style-name="P39"><text:s text:c="4"/>public static void main(String[] args)</text:p>
      <text:p text:style-name="P39"><text:tab/>{</text:p>
      <text:p text:style-name="P38"><text:s text:c="8"/>try {</text:p>
      <text:p text:style-name="P38"><text:s text:c="12"/>servercmd c = (servercmd) <text:tab/><text:tab/><text:tab/><text:tab/><text:tab/><text:tab/><text:tab/>Naming.lookup("rmi://localhost/CalculatorService");</text:p>
      <text:p text:style-name="P40"><text:s text:c="12"/>System.out.println("Calculator");</text:p>
      <text:p text:style-name="P38"><text:s text:c="12"/>System.out.print("SUBTRACTION 4-2="+c.sub(4, 2));</text:p>
      <text:p text:style-name="P38"><text:s text:c="12"/>System.out.print("ADDITION 4+2 =" + c.add(4, 2));</text:p>
      <text:p text:style-name="P38"><text:s text:c="12"/>System.out.print("MULTIPCATION 4*2="+c.mul(4,2));</text:p>
      <text:p text:style-name="P38"><text:s text:c="12"/>System.out.println("DIVISION 4/2="+c.div(4, 2));</text:p>
      <text:p text:style-name="P41"><text:s text:c="8"/>}</text:p>
      <text:p text:style-name="P41"><text:tab/><text:tab/>catch (MalformedURLException murle) {</text:p>
      <text:p text:style-name="P38"><text:s text:c="12"/>System.out.println();</text:p>
      <text:p text:style-name="P38"><text:s text:c="12"/>System.out.println("MalformedURLException");</text:p>
      <text:p text:style-name="P38"><text:s text:c="12"/>System.out.println(murle);</text:p>
      <text:p text:style-name="P42"><text:s text:c="8"/>} </text:p>
      <text:p text:style-name="P42"><text:tab/><text:tab/>catch (RemoteException re) {</text:p>
      <text:p text:style-name="P38"><text:s text:c="12"/>System.out.println();</text:p>
      <text:p text:style-name="P38"><text:s text:c="12"/>System.out.println("RemoteException");</text:p>
      <text:p text:style-name="P38"><text:s text:c="12"/>System.out.println(re);</text:p>
      <text:p text:style-name="P43"><text:s text:c="8"/>} </text:p>
      <text:p text:style-name="P43"><text:tab/><text:tab/>catch (NotBoundException nbe) {</text:p>
      <text:p text:style-name="P38"><text:s text:c="12"/>System.out.println();</text:p>
      <text:p text:style-name="P38"><text:s text:c="12"/>System.out.println("NotBoundException");</text:p>
      <text:p text:style-name="P38"><text:s text:c="12"/>System.out.println(nbe);</text:p>
      <text:p text:style-name="P44"><text:s text:c="8"/>} </text:p>
      <text:p text:style-name="P44"><text:tab/><text:tab/>catch (java.lang.ArithmeticException ae) {</text:p>
      <text:p text:style-name="P38"><text:s text:c="12"/>System.out.println();</text:p>
      <text:p text:style-name="P38"><text:s text:c="12"/><text:tab/><text:tab/><text:tab/><text:tab/><text:tab/><text:tab/><text:tab/><text:tab/><text:tab/><text:tab/><text:tab/>System.out.println("java.lang.ArithmeticException");</text:p>
      <text:p text:style-name="P38"><text:s text:c="12"/>System.out.println(ae);</text:p>
      <text:p text:style-name="P38"><text:s text:c="8"/>}</text:p>
      <text:p text:style-name="P38"><text:s text:c="4"/>}</text:p>
      <text:p text:style-name="P38">}</text:p>
      <text:p text:style-name="P7"><text:soft-page-break/><text:span text:style-name="T13">Server.java</text:span>:</text:p>
      <text:p text:style-name="P8"/>
      <text:p text:style-name="P45">import java.rmi.Naming;</text:p>
      <text:p text:style-name="P45"/>
      <text:p text:style-name="P45">public class serverC {</text:p>
      <text:p text:style-name="P45"/>
      <text:p text:style-name="P45"><text:s text:c="2"/>public serverC() {</text:p>
      <text:p text:style-name="P45"><text:s text:c="4"/>try {</text:p>
      <text:p text:style-name="P45"><text:s text:c="6"/>servercmd c = new servercmdimpl();</text:p>
      <text:p text:style-name="P45"><text:s text:c="6"/>Naming.rebind("rmi://localhost:1099/CalculatorService", <text:tab/><text:tab/>c);</text:p>
      <text:p text:style-name="P45"><text:s text:c="4"/>} catch (Exception e) {</text:p>
      <text:p text:style-name="P45"><text:s text:c="6"/>System.out.println("Trouble: " + e);</text:p>
      <text:p text:style-name="P45"><text:s text:c="4"/>}</text:p>
      <text:p text:style-name="P45"><text:s text:c="2"/>}</text:p>
      <text:p text:style-name="P45"/>
      <text:p text:style-name="P45"><text:s text:c="2"/>public static void main(String args[]) {</text:p>
      <text:p text:style-name="P45"><text:s text:c="4"/>new serverC();</text:p>
      <text:p text:style-name="P45"><text:s text:c="2"/>}</text:p>
      <text:p text:style-name="P45">}</text:p>
      <text:p text:style-name="P45"/>
      <text:p text:style-name="P8"><text:span text:style-name="T13">Implementation.java</text:span>:</text:p>
      <text:p text:style-name="P8"/>
      <text:p text:style-name="P45">public class servercmdimpl extends java.rmi.server.UnicastRemoteObject implements servercmd {</text:p>
      <text:p text:style-name="P45"/>
      <text:p text:style-name="P45"><text:s text:c="4"/>public servercmdimpl() throws java.rmi.RemoteException {</text:p>
      <text:p text:style-name="P45"><text:s text:c="8"/>super();</text:p>
      <text:p text:style-name="P45"><text:s text:c="4"/>}</text:p>
      <text:p text:style-name="P45"/>
      <text:p text:style-name="P45"><text:s text:c="4"/>public long add(long a, long b) throws <text:tab/><text:tab/><text:tab/><text:tab/><text:tab/><text:tab/><text:tab/><text:tab/>java.rmi.RemoteException {</text:p>
      <text:p text:style-name="P45"><text:s text:c="8"/>return a + b;</text:p>
      <text:p text:style-name="P45"><text:s text:c="4"/>}</text:p>
      <text:p text:style-name="P45"/>
      <text:p text:style-name="P45"><text:s text:c="4"/>public long sub(long a, long b) throws <text:tab/><text:tab/><text:tab/><text:tab/><text:tab/><text:tab/><text:tab/><text:tab/>java.rmi.RemoteException {</text:p>
      <text:p text:style-name="P45"><text:s text:c="8"/>return a - b;</text:p>
      <text:p text:style-name="P45"><text:s text:c="4"/>}</text:p>
      <text:p text:style-name="P45"/>
      <text:p text:style-name="P45"><text:s text:c="4"/>public long mul(long a, long b) throws <text:tab/><text:tab/><text:tab/><text:tab/><text:tab/><text:tab/><text:tab/><text:tab/>java.rmi.RemoteException {</text:p>
      <text:p text:style-name="P45"><text:s text:c="8"/>return a * b;</text:p>
      <text:p text:style-name="P45"><text:s text:c="4"/>}</text:p>
      <text:p text:style-name="P45"/>
      <text:p text:style-name="P45"><text:s text:c="4"/>public long div(long a, long b) throws <text:tab/><text:tab/><text:tab/><text:tab/><text:tab/><text:tab/><text:tab/><text:tab/>java.rmi.RemoteException {</text:p>
      <text:p text:style-name="P45"><text:s text:c="8"/>return a / b;</text:p>
      <text:p text:style-name="P45"><text:s text:c="4"/>}</text:p>
      <text:p text:style-name="P45">}</text:p>
      <text:p text:style-name="P8"><text:soft-page-break/><text:span text:style-name="T13">Interface.java</text:span>:</text:p>
      <text:p text:style-name="P8"/>
      <text:p text:style-name="P45">public interface servercmd</text:p>
      <text:p text:style-name="P45"><text:s text:c="10"/>extends java.rmi.Remote { </text:p>
      <text:p text:style-name="P45"><text:s text:c="4"/>public long add(long a, long b) </text:p>
      <text:p text:style-name="P45"><text:s text:c="8"/>throws java.rmi.RemoteException; </text:p>
      <text:p text:style-name="P45"><text:s/></text:p>
      <text:p text:style-name="P45"><text:s text:c="4"/>public long sub(long a, long b) </text:p>
      <text:p text:style-name="P45"><text:s text:c="8"/>throws java.rmi.RemoteException; </text:p>
      <text:p text:style-name="P45"><text:s/></text:p>
      <text:p text:style-name="P45"><text:s text:c="4"/>public long mul(long a, long b) </text:p>
      <text:p text:style-name="P45"><text:s text:c="8"/>throws java.rmi.RemoteException; </text:p>
      <text:p text:style-name="P45"><text:s/></text:p>
      <text:p text:style-name="P45"><text:s text:c="4"/>public long div(long a, long b) </text:p>
      <text:p text:style-name="P45"><text:s text:c="8"/>throws java.rmi.RemoteException; </text:p>
      <text:p text:style-name="P45">} </text:p>
      <text:p text:style-name="P45"/>
      <text:p text:style-name="P45"/>
      <text:p text:style-name="P8"><text:span text:style-name="T13">OUTPUT</text:span>:</text:p>
      <text:p text:style-name="P4"/>
      <text:p text:style-name="P38">Calculator</text:p>
      <text:p text:style-name="P38">SUBTRACTION 4-2 = <text:span text:style-name="T10">2</text:span></text:p>
      <text:p text:style-name="P38">ADDITION 4+2 = <text:span text:style-name="T10">6</text:span></text:p>
      <text:p text:style-name="P38">MULTIPLICATION 4*2= <text:span text:style-name="T10">8</text:span></text:p>
      <text:p text:style-name="P38">DIVISION 4/2= <text:span text:style-name="T10">2</text:span></text:p>
      <text:p text:style-name="P3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RESULT</text:p>
      <text:p text:style-name="P18"><text:tab/> Thus, the program is executed and output is obtained.</text:p>
      <text:p text:style-name="P18"/>
      <text:p text:style-name="P18"/>
      <text:p text:style-name="P27"><text:soft-page-break/>Program – <text:span text:style-name="T11">5</text:span></text:p>
      <text:p text:style-name="P2"/>
      <text:p text:style-name="P3"><text:span text:style-name="T13">AIM</text:span> :</text:p>
      <text:p text:style-name="P3"><text:tab/><text:span text:style-name="T12">Implement Domain name server : It converts IP address for given textual name.</text:span></text:p>
      <text:p text:style-name="P3"/>
      <text:p text:style-name="P4"><text:span text:style-name="T13">PROGRAM</text:span> :</text:p>
      <text:p text:style-name="P4"/>
      <text:p text:style-name="P8"><text:span text:style-name="T13">Client.java</text:span>:</text:p>
      <text:p text:style-name="P8"/>
      <text:p text:style-name="P45">import java.io.*;</text:p>
      <text:p text:style-name="P45">import java.net.*;</text:p>
      <text:p text:style-name="P45">import java.util.*;</text:p>
      <text:p text:style-name="P45">class Client</text:p>
      <text:p text:style-name="P45">{</text:p>
      <text:p text:style-name="P45"><text:s text:c="4"/>public static void main(String args[])</text:p>
      <text:p text:style-name="P45"><text:s text:c="4"/>{</text:p>
      <text:p text:style-name="P45"><text:s text:c="8"/>try</text:p>
      <text:p text:style-name="P45"><text:s text:c="8"/>{</text:p>
      <text:p text:style-name="P45"><text:s text:c="12"/>DatagramSocket client=new DatagramSocket();</text:p>
      <text:p text:style-name="P45"><text:s text:c="12"/>InetAddress <text:tab/><text:tab/><text:tab/><text:tab/><text:tab/><text:tab/><text:tab/><text:tab/><text:tab/><text:tab/><text:tab/><text:tab/>addr=InetAddress.getByName("127.0.0.1");</text:p>
      <text:p text:style-name="P45"/>
      <text:p text:style-name="P45"><text:s text:c="12"/>byte[] sendbyte=new byte[1024];</text:p>
      <text:p text:style-name="P45"><text:s text:c="12"/>byte[] receivebyte=new byte[1024];</text:p>
      <text:p text:style-name="P45"><text:s text:c="12"/>BufferedReader in=new BufferedReader(new <text:tab/><text:tab/><text:tab/><text:tab/><text:tab/><text:tab/>InputStreamReader(System.in));</text:p>
      <text:p text:style-name="P45"><text:s text:c="12"/></text:p>
      <text:p text:style-name="P45"><text:s text:c="12"/>while(true)</text:p>
      <text:p text:style-name="P45"><text:s text:c="12"/>{</text:p>
      <text:p text:style-name="P45"><text:s text:c="16"/>System.out.print("Enter your choice : 1. <text:tab/><text:tab/><text:tab/><text:tab/><text:tab/>DNS\t 2. Reverse DNS\t 3. Exit\n- -\b\b");</text:p>
      <text:p text:style-name="P45"><text:s text:c="16"/>int n = <text:tab/><text:tab/><text:tab/><text:tab/><text:tab/><text:tab/><text:tab/><text:tab/><text:tab/><text:tab/><text:tab/>Integer.parseInt(System.console().readLine());</text:p>
      <text:p text:style-name="P45"><text:s text:c="16"/>if(n==1)</text:p>
      <text:p text:style-name="P45"><text:s text:c="16"/>{</text:p>
      <text:p text:style-name="P45"><text:s text:c="20"/>sendbyte = <text:tab/><text:tab/><text:tab/><text:tab/><text:tab/><text:tab/><text:tab/><text:tab/><text:tab/><text:tab/><text:tab/>Integer.toString(n).getBytes();</text:p>
      <text:p text:style-name="P45"><text:s text:c="20"/>DatagramPacket sender=new <text:tab/><text:tab/><text:tab/><text:tab/><text:tab/><text:tab/><text:tab/>DatagramPacket(sendbyte,sendbyte.length, <text:tab/><text:tab/><text:tab/><text:tab/><text:tab/><text:tab/><text:tab/><text:tab/><text:tab/>addr,1309);</text:p>
      <text:p text:style-name="P45"><text:s text:c="20"/>client.send(sender);</text:p>
      <text:p text:style-name="P45"><text:s text:c="20"/></text:p>
      <text:p text:style-name="P45"><text:s text:c="20"/>System.out.print("Enter the DOMAIN <text:tab/><text:tab/><text:tab/><text:tab/><text:tab/><text:tab/><text:tab/><text:tab/><text:tab/><text:tab/><text:tab/>NAME:");</text:p>
      <text:p text:style-name="P45"><text:s text:c="20"/>String str=in.readLine();</text:p>
      <text:p text:style-name="P45"><text:s text:c="20"/>sendbyte=str.getBytes();</text:p>
      <text:p text:style-name="P45"><text:s text:c="20"/>sender=new <text:tab/><text:tab/><text:tab/><text:tab/><text:tab/><text:tab/><text:tab/><text:tab/>DatagramPacket(sendbyte,sendbyte.length,addr,1309);</text:p>
      <text:p text:style-name="P45"><text:s text:c="20"/>client.send(sender);</text:p>
      <text:p text:style-name="P45"><text:soft-page-break/><text:s text:c="20"/>DatagramPacket receiver=new <text:tab/><text:tab/><text:tab/><text:tab/><text:tab/><text:tab/>DatagramPacket(receivebyte,receivebyte.length);</text:p>
      <text:p text:style-name="P45"><text:s text:c="20"/>client.receive(receiver);</text:p>
      <text:p text:style-name="P45"><text:s text:c="20"/>String s=new String(receiver.getData());</text:p>
      <text:p text:style-name="P45"><text:s text:c="20"/>System.out.println("IP address : <text:tab/><text:tab/><text:tab/><text:tab/><text:tab/><text:tab/><text:tab/><text:tab/><text:tab/><text:tab/><text:tab/><text:tab/>"+s.trim());</text:p>
      <text:p text:style-name="P45"><text:s text:c="16"/>}</text:p>
      <text:p text:style-name="P45"/>
      <text:p text:style-name="P45"><text:s text:c="16"/>if(n==2)</text:p>
      <text:p text:style-name="P45"><text:s text:c="16"/>{</text:p>
      <text:p text:style-name="P45"><text:s text:c="20"/>sendbyte = <text:tab/><text:tab/><text:tab/><text:tab/><text:tab/><text:tab/><text:tab/><text:tab/><text:tab/><text:tab/><text:tab/><text:tab/>Integer.toString(n).getBytes();</text:p>
      <text:p text:style-name="P45"><text:s text:c="20"/>DatagramPacket sender=new <text:tab/><text:tab/><text:tab/><text:tab/><text:tab/>DatagramPacket(sendbyte,sendbyte.length,addr,1309);</text:p>
      <text:p text:style-name="P45"><text:s text:c="20"/>client.send(sender);</text:p>
      <text:p text:style-name="P45"><text:s text:c="20"/></text:p>
      <text:p text:style-name="P45"><text:s text:c="20"/>System.out.println("Enter the IP <text:tab/><text:tab/><text:tab/><text:tab/><text:tab/><text:tab/><text:tab/><text:tab/><text:tab/><text:tab/><text:tab/><text:tab/>a<text:span text:style-name="T16">d</text:span>dress:");</text:p>
      <text:p text:style-name="P45"><text:s text:c="20"/>String str=in.readLine();</text:p>
      <text:p text:style-name="P45"><text:s text:c="20"/>sendbyte=str.getBytes();</text:p>
      <text:p text:style-name="P45"><text:s text:c="20"/>sender=new <text:tab/><text:tab/><text:tab/><text:tab/><text:tab/><text:tab/><text:tab/><text:tab/>DatagramPacket(sendbyte,sendbyte.length,addr,1309);</text:p>
      <text:p text:style-name="P45"><text:s text:c="20"/>client.send(sender);</text:p>
      <text:p text:style-name="P45"><text:s text:c="20"/>DatagramPacket receiver=new <text:tab/><text:tab/><text:tab/><text:tab/><text:tab/><text:tab/>DatagramPacket(receivebyte,receivebyte.length);</text:p>
      <text:p text:style-name="P45"><text:s text:c="20"/>client.receive(receiver);</text:p>
      <text:p text:style-name="P45"><text:s text:c="20"/>String s=new String(receiver.getData());</text:p>
      <text:p text:style-name="P45"><text:s text:c="20"/>System.out.println("DOMAIN NAME : <text:tab/><text:tab/><text:tab/><text:tab/><text:tab/><text:tab/><text:tab/><text:tab/><text:tab/><text:tab/><text:tab/>"+s.trim());</text:p>
      <text:p text:style-name="P45"><text:s text:c="16"/>}</text:p>
      <text:p text:style-name="P45"><text:s text:c="16"/>if(n == 3)</text:p>
      <text:p text:style-name="P45"><text:s text:c="20"/>break;</text:p>
      <text:p text:style-name="P45"><text:s text:c="12"/>}</text:p>
      <text:p text:style-name="P45"><text:s text:c="12"/>client.close();</text:p>
      <text:p text:style-name="P45"><text:s text:c="8"/>}</text:p>
      <text:p text:style-name="P45"><text:s text:c="8"/>catch(Exception e)</text:p>
      <text:p text:style-name="P45"><text:s text:c="8"/>{</text:p>
      <text:p text:style-name="P45"><text:s text:c="12"/>System.out.println(e);</text:p>
      <text:p text:style-name="P45"><text:s text:c="8"/>}</text:p>
      <text:p text:style-name="P45"><text:s text:c="4"/>}</text:p>
      <text:p text:style-name="P45">}</text:p>
      <text:p text:style-name="P45"/>
      <text:p text:style-name="P8"><text:span text:style-name="T13">Server.java</text:span>:</text:p>
      <text:p text:style-name="P8"/>
      <text:p text:style-name="P8">import java.io.*;</text:p>
      <text:p text:style-name="P8">import java.net.*;</text:p>
      <text:p text:style-name="P8">import java.util.*;</text:p>
      <text:p text:style-name="P8"/>
      <text:p text:style-name="P8">class Server</text:p>
      <text:p text:style-name="P8">{</text:p>
      <text:p text:style-name="P8"><text:soft-page-break/><text:s text:c="4"/>public static void main(String args[])</text:p>
      <text:p text:style-name="P8"><text:s text:c="4"/>{</text:p>
      <text:p text:style-name="P8"><text:s text:c="8"/>try</text:p>
      <text:p text:style-name="P8"><text:s text:c="8"/>{</text:p>
      <text:p text:style-name="P8"><text:s text:c="12"/>DatagramSocket server=new DatagramSocket(1309);</text:p>
      <text:p text:style-name="P8"><text:s text:c="12"/>while(true)</text:p>
      <text:p text:style-name="P8"><text:s text:c="12"/>{</text:p>
      <text:p text:style-name="P8"><text:s text:c="16"/>byte[] sendbyte=new byte[1024];</text:p>
      <text:p text:style-name="P8"><text:s text:c="16"/>byte[] receivebyte=new byte[1024];</text:p>
      <text:p text:style-name="P8"><text:s text:c="16"/>DatagramPacket receiver=new <text:tab/><text:tab/><text:tab/><text:tab/><text:tab/><text:tab/><text:tab/><text:tab/><text:tab/>DatagramPacket(receivebyte,receivebyte.length);</text:p>
      <text:p text:style-name="P8"><text:s text:c="16"/>server.receive(receiver);</text:p>
      <text:p text:style-name="P8"><text:s text:c="16"/>int n=Integer.parseInt(new <text:tab/><text:tab/><text:tab/><text:tab/><text:tab/><text:tab/><text:tab/><text:tab/><text:tab/>String(receiver.getData()).trim());</text:p>
      <text:p text:style-name="P8"><text:s text:c="16"/>System.out.println(n);</text:p>
      <text:p text:style-name="P8"><text:s text:c="16"/></text:p>
      <text:p text:style-name="P8"><text:s text:c="16"/>server.receive(receiver);</text:p>
      <text:p text:style-name="P8"><text:s text:c="16"/>String str=new String(receiver.getData());</text:p>
      <text:p text:style-name="P8"><text:s text:c="16"/>String s=str.trim();</text:p>
      <text:p text:style-name="P8"><text:s text:c="16"/>System.out.println(s);</text:p>
      <text:p text:style-name="P8"><text:s text:c="16"/>InetAddress addr=receiver.getAddress();</text:p>
      <text:p text:style-name="P8"><text:s text:c="16"/>int port=receiver.getPort();</text:p>
      <text:p text:style-name="P8"><text:s text:c="16"/></text:p>
      <text:p text:style-name="P8"><text:s text:c="16"/>if(n == 1)</text:p>
      <text:p text:style-name="P8"><text:s text:c="16"/>{</text:p>
      <text:p text:style-name="P8"><text:s text:c="20"/>InetAddress address;</text:p>
      <text:p text:style-name="P8"><text:s text:c="20"/>address = InetAddress.getByName(s);</text:p>
      <text:p text:style-name="P8"><text:s text:c="20"/></text:p>
      <text:p text:style-name="P8"><text:s text:c="20"/>sendbyte=address.getHostAddress().getBytes();</text:p>
      <text:p text:style-name="P8"><text:s text:c="20"/>DatagramPacket sender=new <text:tab/><text:tab/><text:tab/><text:tab/><text:tab/><text:tab/><text:tab/>DatagramPacket(sendbyte,sendbyte.length,addr,port);</text:p>
      <text:p text:style-name="P8"><text:s text:c="20"/>server.send(sender);</text:p>
      <text:p text:style-name="P8"><text:s text:c="16"/>}</text:p>
      <text:p text:style-name="P8"/>
      <text:p text:style-name="P8"><text:s text:c="16"/>if(n == 2)</text:p>
      <text:p text:style-name="P8"><text:s text:c="16"/>{</text:p>
      <text:p text:style-name="P8"><text:s text:c="20"/>InetAddress ia = InetAddress.getByName(s);</text:p>
      <text:p text:style-name="P8"><text:s text:c="20"/>sendbyte=ia.getHostName().getBytes();</text:p>
      <text:p text:style-name="P8"><text:s text:c="20"/>DatagramPacket sender=new <text:tab/><text:tab/><text:tab/><text:tab/><text:tab/><text:tab/><text:tab/>DatagramPacket(sendbyte,sendbyte.length,addr,port);</text:p>
      <text:p text:style-name="P8"><text:s text:c="20"/>server.send(sender);</text:p>
      <text:p text:style-name="P8"><text:s text:c="16"/>}</text:p>
      <text:p text:style-name="P8"><text:s text:c="12"/>}</text:p>
      <text:p text:style-name="P8"><text:s text:c="8"/>}</text:p>
      <text:p text:style-name="P8"><text:s text:c="8"/>catch(Exception e)</text:p>
      <text:p text:style-name="P8"><text:s text:c="8"/>{</text:p>
      <text:p text:style-name="P8"><text:s text:c="12"/>e.printStackTrace();</text:p>
      <text:p text:style-name="P8"><text:s text:c="8"/>}</text:p>
      <text:p text:style-name="P8"><text:s text:c="4"/>}</text:p>
      <text:p text:style-name="P8">}</text:p>
      <text:p text:style-name="P8"><text:soft-page-break/><text:span text:style-name="T13">DNS.java</text:span>:</text:p>
      <text:p text:style-name="P8"/>
      <text:p text:style-name="P45">import java.rmi.*;</text:p>
      <text:p text:style-name="P46">public interface DNS extends Remote</text:p>
      <text:p text:style-name="P46">{</text:p>
      <text:p text:style-name="P45"><text:tab/>public int find(String x)throws RemoteException;</text:p>
      <text:p text:style-name="P45">}</text:p>
      <text:p text:style-name="P45"/>
      <text:p text:style-name="P8"><text:span text:style-name="T13">DNSRemote.java</text:span>:</text:p>
      <text:p text:style-name="P8"/>
      <text:p text:style-name="P45">import java.rmi.*;</text:p>
      <text:p text:style-name="P45">import java.rmi.server.*;</text:p>
      <text:p text:style-name="P45">import java.io.*;</text:p>
      <text:p text:style-name="P45">import java.net.*;</text:p>
      <text:p text:style-name="P45">import java.util.*;</text:p>
      <text:p text:style-name="P45"/>
      <text:p text:style-name="P47">public class DNSRemote extends UnicastRemoteObject implements DNS</text:p>
      <text:p text:style-name="P47">{</text:p>
      <text:p text:style-name="P45"/>
      <text:p text:style-name="P47"><text:tab/>DNSRemote()throws RemoteException</text:p>
      <text:p text:style-name="P47"><text:tab/>{</text:p>
      <text:p text:style-name="P45"><text:tab/><text:tab/>super();</text:p>
      <text:p text:style-name="P45"><text:tab/>}</text:p>
      <text:p text:style-name="P45"/>
      <text:p text:style-name="P45"><text:tab/>public int find(String x){</text:p>
      <text:p text:style-name="P48"><text:tab/><text:tab/>try</text:p>
      <text:p text:style-name="P48"><text:tab/><text:tab/>{</text:p>
      <text:p text:style-name="P45"><text:tab/><text:tab/><text:tab/>InetAddress ad = <text:tab/><text:tab/><text:tab/><text:tab/><text:tab/><text:tab/><text:tab/><text:tab/><text:tab/><text:tab/>java.net.InetAddress.getByName(x);</text:p>
      <text:p text:style-name="P45"><text:tab/><text:tab/><text:tab/>String address = ad.getHostAddress();</text:p>
      <text:p text:style-name="P45"><text:tab/><text:tab/><text:tab/>System.out.println(address);</text:p>
      <text:p text:style-name="P45"><text:tab/><text:tab/>}</text:p>
      <text:p text:style-name="P49"><text:tab/><text:tab/>catch(Exception e<text:span text:style-name="T17">)</text:span></text:p>
      <text:p text:style-name="P49"><text:tab/><text:tab/>{</text:p>
      <text:p text:style-name="P45"><text:tab/><text:tab/><text:tab/>System.out.println(e);</text:p>
      <text:p text:style-name="P45"><text:tab/><text:tab/>}</text:p>
      <text:p text:style-name="P45"><text:tab/> <text:s/>return 0;</text:p>
      <text:p text:style-name="P45"><text:tab/>}</text:p>
      <text:p text:style-name="P45">}</text:p>
      <text:p text:style-name="P8"/>
      <text:p text:style-name="P8"><text:span text:style-name="T13">OUTPUT</text:span>:</text:p>
      <text:p text:style-name="P8"/>
      <text:p text:style-name="P11"><text:tab/>google.com</text:p>
      <text:p text:style-name="P11"><text:tab/>The address is 172.217.26.206 </text:p>
      <text:p text:style-name="P9"/>
      <text:p text:style-name="P16"/>
      <text:p text:style-name="P16"/>
      <text:p text:style-name="P21">RESULT</text:p>
      <text:p text:style-name="P20"><text:span text:style-name="T18"><text:tab/> Thus, the program is executed and output is obtain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0:35:07.605546605</meta:creation-date>
    <dc:date>2019-02-26T21:36:55.891209473</dc:date>
    <meta:editing-duration>PT30M17S</meta:editing-duration>
    <meta:editing-cycles>114</meta:editing-cycles>
    <meta:generator>LibreOffice/5.1.6.2$Linux_X86_64 LibreOffice_project/10m0$Build-2</meta:generator>
    <meta:document-statistic meta:table-count="1" meta:image-count="0" meta:object-count="0" meta:page-count="15" meta:paragraph-count="487" meta:word-count="1301" meta:character-count="14623" meta:non-whitespace-character-count="10191"/>
  </office:meta>
</office:document-meta>
</file>